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ss:</text:p>
      <text:p text:style-name="Standard"/>
      <text:p text:style-name="Standard">Press1</text:p>
      <text:p text:style-name="Standard">“The stellar Rachel Anne Moore as Christine is unforgettable. From the tender duet with Gustave, “Look With Your Heart,” to new duets with The Phantom, “Beneath a Moonless Sky,” and “Once Upon Another Time,” to her solo powerhouse performance of “Love Never Dies,” Moore is flawless.”</text:p>
      <text:p text:style-name="Standard"/>
      <text:p text:style-name="Standard"/>
      <text:p text:style-name="Standard">Press2</text:p>
      <text:p text:style-name="Standard">"This much is certain, the cast is world-class. Rachel Anne Moore, who just recently won the audience's approval as Carlotta in "Phantom of the Opera" at the Neue Flora, also dazzles in the role of Christine Daaé,"</text:p>
      <text:p text:style-name="Standard"/>
      <text:p text:style-name="Standard">“Denn eins steht fest, die Besetzung an diesem Abend ist hochkarätig. Rachel Anne Moore, welche bereits im „Phantom der Oper“ in der Neuen Flora als Carlotta das Publikum überzeugen konnte, glänzt schließlich auch in der Rolle der Christine Daaé.”</text:p>
      <text:p text:style-name="Standard"/>
      <text:p text:style-name="Standard">Press3</text:p>
      <text:p text:style-name="Standard">"Rachel Anne Moore was also vocally convincing, and without any perceivable accent."</text:p>
      <text:p text:style-name="Standard"/>
      <text:p text:style-name="Standard">&lt;p&gt;“Auch Sopranistin Rachel Anne Moore überzeugt stimmlich, ohne eigene Akzente setzen zu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4818*" fo:start-indent="0in" fo:end-indent="0in"/>
          <style:column style:rel-width="4819*"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M14S</meta:editing-duration>
    <meta:editing-cycles>3</meta:editing-cycles>
    <meta:generator>OpenOffice/4.1.5$Win32 OpenOffice.org_project/415m1$Build-9789</meta:generator>
    <dc:date>2018-08-27T11:09:08.07</dc:date>
    <meta:document-statistic meta:table-count="0" meta:image-count="0" meta:object-count="0" meta:page-count="1" meta:paragraph-count="9" meta:word-count="153" meta:character-count="951"/>
    <dc:creator>Justin Moore</dc:creator>
    <meta:user-defined meta:name="Info 1"/>
    <meta:user-defined meta:name="Info 2"/>
    <meta:user-defined meta:name="Info 3"/>
    <meta:user-defined meta:name="Info 4"/>
  </office:meta>
</office:document-meta>
</file>